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09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0.48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8862in" fo:break-before="auto" style:use-optimal-row-height="true"/>
    </style:style>
    <style:style style:name="ro3" style:family="table-row">
      <style:table-row-properties style:row-height="2.1972in" fo:break-before="auto" style:use-optimal-row-height="true"/>
    </style:style>
    <style:style style:name="ro4" style:family="table-row">
      <style:table-row-properties style:row-height="1.5752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ery_vector_20250305_12435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quê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JOINTUR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GROUP BY</text:p>
          </table:table-cell>
          <table:table-cell office:value-type="string" calcext:value-type="string">
            <text:p>ORDER BY</text:p>
          </table:table-cell>
          <table:table-cell office:value-type="string" calcext:value-type="string">
            <text:p>LIMIT</text:p>
          </table:table-cell>
        </table:table-row>
        <table:table-row table:style-name="ro2">
          <table:table-cell office:value-type="string" calcext:value-type="string">
            <text:p>SELECT ?v0 ?v4 ?v6 ?v7 </text:p>
            <text:p>WHERE {</text:p>
            <text:p>        ?v0 &lt;http://schema.org/caption&gt; ?v1 .</text:p>
            <text:p>        ?v0 &lt;http://schema.org/text&gt; ?v2 .</text:p>
            <text:p>        ?v0 &lt;http://schema.org/contentRating&gt; ?v3 .</text:p>
            <text:p>        ?v0 &lt;http://purl.org/stuff/rev#hasReview&gt; ?v4 .</text:p>
            <text:p>        ?v4 &lt;http://purl.org/stuff/rev#title&gt; ?v5 .</text:p>
            <text:p>        ?v4 &lt;http://purl.org/stuff/rev#reviewer&gt; ?v6 .</text:p>
            <text:p>        ?v7 &lt;http://schema.org/actor&gt; ?v6 .</text:p>
            <text:p>        ?v7 &lt;http://schema.org/language&gt; ?v8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LECT ?v0 ?v4 ?v6 ?v7 </text:p>
            <text:p>WHERE {</text:p>
            <text:p>        ?v0 &lt;http://schema.org/caption&gt; ?v1 .</text:p>
            <text:p>        ?v0 &lt;http://schema.org/text&gt; ?v2 .</text:p>
            <text:p>        ?v0 &lt;http://schema.org/contentRating&gt; ?v3 .</text:p>
            <text:p>        ?v0 &lt;http://purl.org/stuff/rev#hasReview&gt; ?v4 .</text:p>
            <text:p>        ?v4 &lt;http://purl.org/stuff/rev#title&gt; ?v5 .</text:p>
            <text:p>        ?v4 &lt;http://purl.org/stuff/rev#reviewer&gt; ?v6 .</text:p>
            <text:p>        ?v7 &lt;http://schema.org/actor&gt; ?v6 .</text:p>
            <text:p>        ?v7 &lt;http://schema.org/language&gt; ?v8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LECT ?v0 ?v4 ?v6 ?v7 </text:p>
            <text:p>WHERE {</text:p>
            <text:p>        ?v0 &lt;http://schema.org/caption&gt; ?v1 .</text:p>
            <text:p>        ?v0 &lt;http://schema.org/text&gt; ?v2 .</text:p>
            <text:p>        ?v0 &lt;http://schema.org/contentRating&gt; ?v3 .</text:p>
            <text:p>        ?v0 &lt;http://purl.org/stuff/rev#hasReview&gt; ?v4 .</text:p>
            <text:p>        ?v4 &lt;http://purl.org/stuff/rev#title&gt; ?v5 .</text:p>
            <text:p>        ?v4 &lt;http://purl.org/stuff/rev#reviewer&gt; ?v6 .</text:p>
            <text:p>        ?v7 &lt;http://schema.org/actor&gt; ?v6 .</text:p>
            <text:p>        ?v7 &lt;http://schema.org/language&gt; ?v8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LECT ?v0 ?v4 ?v6 ?v7 </text:p>
            <text:p>WHERE {</text:p>
            <text:p>        ?v0 &lt;http://schema.org/caption&gt; ?v1 .</text:p>
            <text:p>        ?v0 &lt;http://schema.org/text&gt; ?v2 .</text:p>
            <text:p>        ?v0 &lt;http://schema.org/contentRating&gt; ?v3 .</text:p>
            <text:p>        ?v0 &lt;http://purl.org/stuff/rev#hasReview&gt; ?v4 .</text:p>
            <text:p>        ?v4 &lt;http://purl.org/stuff/rev#title&gt; ?v5 .</text:p>
            <text:p>        ?v4 &lt;http://purl.org/stuff/rev#reviewer&gt; ?v6 .</text:p>
            <text:p>        ?v7 &lt;http://schema.org/actor&gt; ?v6 .</text:p>
            <text:p>        ?v7 &lt;http://schema.org/language&gt; ?v8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LECT ?v0 ?v4 ?v6 ?v7 </text:p>
            <text:p>WHERE {</text:p>
            <text:p>        ?v0 &lt;http://schema.org/caption&gt; ?v1 .</text:p>
            <text:p>        ?v0 &lt;http://schema.org/text&gt; ?v2 .</text:p>
            <text:p>        ?v0 &lt;http://schema.org/contentRating&gt; ?v3 .</text:p>
            <text:p>        ?v0 &lt;http://purl.org/stuff/rev#hasReview&gt; ?v4 .</text:p>
            <text:p>        ?v4 &lt;http://purl.org/stuff/rev#title&gt; ?v5 .</text:p>
            <text:p>        ?v4 &lt;http://purl.org/stuff/rev#reviewer&gt; ?v6 .</text:p>
            <text:p>        ?v7 &lt;http://schema.org/actor&gt; ?v6 .</text:p>
            <text:p>        ?v7 &lt;http://schema.org/language&gt; ?v8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LECT ?v0 ?v4 ?v6 ?v7 </text:p>
            <text:p>WHERE {</text:p>
            <text:p>        ?v0 &lt;http://schema.org/caption&gt; ?v1 .</text:p>
            <text:p>        ?v0 &lt;http://schema.org/text&gt; ?v2 .</text:p>
            <text:p>        ?v0 &lt;http://schema.org/contentRating&gt; ?v3 .</text:p>
            <text:p>        ?v0 &lt;http://purl.org/stuff/rev#hasReview&gt; ?v4 .</text:p>
            <text:p>        ?v4 &lt;http://purl.org/stuff/rev#title&gt; ?v5 .</text:p>
            <text:p>        ?v4 &lt;http://purl.org/stuff/rev#reviewer&gt; ?v6 .</text:p>
            <text:p>        ?v7 &lt;http://schema.org/actor&gt; ?v6 .</text:p>
            <text:p>        ?v7 &lt;http://schema.org/language&gt; ?v8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LECT ?v0 ?v4 ?v6 ?v7 </text:p>
            <text:p>WHERE {</text:p>
            <text:p>        ?v0 &lt;http://schema.org/caption&gt; ?v1 .</text:p>
            <text:p>        ?v0 &lt;http://schema.org/text&gt; ?v2 .</text:p>
            <text:p>        ?v0 &lt;http://schema.org/contentRating&gt; ?v3 .</text:p>
            <text:p>        ?v0 &lt;http://purl.org/stuff/rev#hasReview&gt; ?v4 .</text:p>
            <text:p>        ?v4 &lt;http://purl.org/stuff/rev#title&gt; ?v5 .</text:p>
            <text:p>        ?v4 &lt;http://purl.org/stuff/rev#reviewer&gt; ?v6 .</text:p>
            <text:p>        ?v7 &lt;http://schema.org/actor&gt; ?v6 .</text:p>
            <text:p>        ?v7 &lt;http://schema.org/language&gt; ?v8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ECT ?v0 ?v3 ?v4 ?v8 </text:p>
            <text:p>WHERE {</text:p>
            <text:p>        ?v0 &lt;http://schema.org/legalName&gt; ?v1 .</text:p>
            <text:p>        ?v0 &lt;http://purl.org/goodrelations/offers&gt; ?v2 .</text:p>
            <text:p>        ?v2 &lt;http://schema.org/eligibleRegion&gt; &lt;http://db.uwaterloo.ca/~galuc/wsdbm/Country5&gt; .</text:p>
            <text:p>        ?v2 &lt;http://purl.org/goodrelations/includes&gt; ?v3 .</text:p>
            <text:p>        ?v4 &lt;http://schema.org/jobTitle&gt; ?v5 .</text:p>
            <text:p>        ?v4 &lt;http://xmlns.com/foaf/homepage&gt; ?v6 .</text:p>
            <text:p>        ?v4 &lt;http://db.uwaterloo.ca/~galuc/wsdbm/makesPurchase&gt; ?v7 .</text:p>
            <text:p>        ?v7 &lt;http://db.uwaterloo.ca/~galuc/wsdbm/purchaseFor&gt; ?v3 .</text:p>
            <text:p>        ?v3 &lt;http://purl.org/stuff/rev#hasReview&gt; ?v8 .</text:p>
            <text:p>        ?v8 &lt;http://purl.org/stuff/rev#totalVotes&gt; ?v9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ECT ?v0 ?v3 ?v4 ?v8 </text:p>
            <text:p>WHERE {</text:p>
            <text:p>        ?v0 &lt;http://schema.org/legalName&gt; ?v1 .</text:p>
            <text:p>        ?v0 &lt;http://purl.org/goodrelations/offers&gt; ?v2 .</text:p>
            <text:p>        ?v2 &lt;http://schema.org/eligibleRegion&gt; &lt;http://db.uwaterloo.ca/~galuc/wsdbm/Country5&gt; .</text:p>
            <text:p>        ?v2 &lt;http://purl.org/goodrelations/includes&gt; ?v3 .</text:p>
            <text:p>        ?v4 &lt;http://schema.org/jobTitle&gt; ?v5 .</text:p>
            <text:p>        ?v4 &lt;http://xmlns.com/foaf/homepage&gt; ?v6 .</text:p>
            <text:p>        ?v4 &lt;http://db.uwaterloo.ca/~galuc/wsdbm/makesPurchase&gt; ?v7 .</text:p>
            <text:p>        ?v7 &lt;http://db.uwaterloo.ca/~galuc/wsdbm/purchaseFor&gt; ?v3 .</text:p>
            <text:p>        ?v3 &lt;http://purl.org/stuff/rev#hasReview&gt; ?v8 .</text:p>
            <text:p>        ?v8 &lt;http://purl.org/stuff/rev#totalVotes&gt; ?v9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ECT ?v0 ?v3 ?v4 ?v8 </text:p>
            <text:p>WHERE {</text:p>
            <text:p>        ?v0 &lt;http://schema.org/legalName&gt; ?v1 .</text:p>
            <text:p>        ?v0 &lt;http://purl.org/goodrelations/offers&gt; ?v2 .</text:p>
            <text:p>        ?v2 &lt;http://schema.org/eligibleRegion&gt; &lt;http://db.uwaterloo.ca/~galuc/wsdbm/Country5&gt; .</text:p>
            <text:p>        ?v2 &lt;http://purl.org/goodrelations/includes&gt; ?v3 .</text:p>
            <text:p>        ?v4 &lt;http://schema.org/jobTitle&gt; ?v5 .</text:p>
            <text:p>        ?v4 &lt;http://xmlns.com/foaf/homepage&gt; ?v6 .</text:p>
            <text:p>        ?v4 &lt;http://db.uwaterloo.ca/~galuc/wsdbm/makesPurchase&gt; ?v7 .</text:p>
            <text:p>        ?v7 &lt;http://db.uwaterloo.ca/~galuc/wsdbm/purchaseFor&gt; ?v3 .</text:p>
            <text:p>        ?v3 &lt;http://purl.org/stuff/rev#hasReview&gt; ?v8 .</text:p>
            <text:p>        ?v8 &lt;http://purl.org/stuff/rev#totalVotes&gt; ?v9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ECT ?v0 ?v3 ?v4 ?v8 </text:p>
            <text:p>WHERE {</text:p>
            <text:p>        ?v0 &lt;http://schema.org/legalName&gt; ?v1 .</text:p>
            <text:p>        ?v0 &lt;http://purl.org/goodrelations/offers&gt; ?v2 .</text:p>
            <text:p>        ?v2 &lt;http://schema.org/eligibleRegion&gt; &lt;http://db.uwaterloo.ca/~galuc/wsdbm/Country5&gt; .</text:p>
            <text:p>        ?v2 &lt;http://purl.org/goodrelations/includes&gt; ?v3 .</text:p>
            <text:p>        ?v4 &lt;http://schema.org/jobTitle&gt; ?v5 .</text:p>
            <text:p>        ?v4 &lt;http://xmlns.com/foaf/homepage&gt; ?v6 .</text:p>
            <text:p>        ?v4 &lt;http://db.uwaterloo.ca/~galuc/wsdbm/makesPurchase&gt; ?v7 .</text:p>
            <text:p>        ?v7 &lt;http://db.uwaterloo.ca/~galuc/wsdbm/purchaseFor&gt; ?v3 .</text:p>
            <text:p>        ?v3 &lt;http://purl.org/stuff/rev#hasReview&gt; ?v8 .</text:p>
            <text:p>        ?v8 &lt;http://purl.org/stuff/rev#totalVotes&gt; ?v9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ECT ?v0 ?v3 ?v4 ?v8 </text:p>
            <text:p>WHERE {</text:p>
            <text:p>        ?v0 &lt;http://schema.org/legalName&gt; ?v1 .</text:p>
            <text:p>        ?v0 &lt;http://purl.org/goodrelations/offers&gt; ?v2 .</text:p>
            <text:p>        ?v2 &lt;http://schema.org/eligibleRegion&gt; &lt;http://db.uwaterloo.ca/~galuc/wsdbm/Country5&gt; .</text:p>
            <text:p>        ?v2 &lt;http://purl.org/goodrelations/includes&gt; ?v3 .</text:p>
            <text:p>        ?v4 &lt;http://schema.org/jobTitle&gt; ?v5 .</text:p>
            <text:p>        ?v4 &lt;http://xmlns.com/foaf/homepage&gt; ?v6 .</text:p>
            <text:p>        ?v4 &lt;http://db.uwaterloo.ca/~galuc/wsdbm/makesPurchase&gt; ?v7 .</text:p>
            <text:p>        ?v7 &lt;http://db.uwaterloo.ca/~galuc/wsdbm/purchaseFor&gt; ?v3 .</text:p>
            <text:p>        ?v3 &lt;http://purl.org/stuff/rev#hasReview&gt; ?v8 .</text:p>
            <text:p>        ?v8 &lt;http://purl.org/stuff/rev#totalVotes&gt; ?v9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ECT ?v0 ?v3 ?v4 ?v8 </text:p>
            <text:p>WHERE {</text:p>
            <text:p>        ?v0 &lt;http://schema.org/legalName&gt; ?v1 .</text:p>
            <text:p>        ?v0 &lt;http://purl.org/goodrelations/offers&gt; ?v2 .</text:p>
            <text:p>        ?v2 &lt;http://schema.org/eligibleRegion&gt; &lt;http://db.uwaterloo.ca/~galuc/wsdbm/Country5&gt; .</text:p>
            <text:p>        ?v2 &lt;http://purl.org/goodrelations/includes&gt; ?v3 .</text:p>
            <text:p>        ?v4 &lt;http://schema.org/jobTitle&gt; ?v5 .</text:p>
            <text:p>        ?v4 &lt;http://xmlns.com/foaf/homepage&gt; ?v6 .</text:p>
            <text:p>        ?v4 &lt;http://db.uwaterloo.ca/~galuc/wsdbm/makesPurchase&gt; ?v7 .</text:p>
            <text:p>        ?v7 &lt;http://db.uwaterloo.ca/~galuc/wsdbm/purchaseFor&gt; ?v3 .</text:p>
            <text:p>        ?v3 &lt;http://purl.org/stuff/rev#hasReview&gt; ?v8 .</text:p>
            <text:p>        ?v8 &lt;http://purl.org/stuff/rev#totalVotes&gt; ?v9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ECT ?v0 ?v3 ?v4 ?v8 </text:p>
            <text:p>WHERE {</text:p>
            <text:p>        ?v0 &lt;http://schema.org/legalName&gt; ?v1 .</text:p>
            <text:p>        ?v0 &lt;http://purl.org/goodrelations/offers&gt; ?v2 .</text:p>
            <text:p>        ?v2 &lt;http://schema.org/eligibleRegion&gt; &lt;http://db.uwaterloo.ca/~galuc/wsdbm/Country5&gt; .</text:p>
            <text:p>        ?v2 &lt;http://purl.org/goodrelations/includes&gt; ?v3 .</text:p>
            <text:p>        ?v4 &lt;http://schema.org/jobTitle&gt; ?v5 .</text:p>
            <text:p>        ?v4 &lt;http://xmlns.com/foaf/homepage&gt; ?v6 .</text:p>
            <text:p>        ?v4 &lt;http://db.uwaterloo.ca/~galuc/wsdbm/makesPurchase&gt; ?v7 .</text:p>
            <text:p>        ?v7 &lt;http://db.uwaterloo.ca/~galuc/wsdbm/purchaseFor&gt; ?v3 .</text:p>
            <text:p>        ?v3 &lt;http://purl.org/stuff/rev#hasReview&gt; ?v8 .</text:p>
            <text:p>        ?v8 &lt;http://purl.org/stuff/rev#totalVotes&gt; ?v9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ECT ?v0 </text:p>
            <text:p>WHERE {</text:p>
            <text:p>        ?v0 &lt;http://db.uwaterloo.ca/~galuc/wsdbm/likes&gt; ?v1 .</text:p>
            <text:p>        ?v0 &lt;http://db.uwaterloo.ca/~galuc/wsdbm/friendOf&gt; ?v2 .</text:p>
            <text:p>        ?v0 &lt;http://purl.org/dc/terms/Location&gt; ?v3 .</text:p>
            <text:p>        ?v0 &lt;http://xmlns.com/foaf/age&gt; ?v4 .</text:p>
            <text:p>        ?v0 &lt;http://db.uwaterloo.ca/~galuc/wsdbm/gender&gt; ?v5 .</text:p>
            <text:p>        ?v0 &lt;http://xmlns.com/foaf/givenName&gt; ?v6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ECT ?v0 </text:p>
            <text:p>WHERE {</text:p>
            <text:p>        ?v0 &lt;http://db.uwaterloo.ca/~galuc/wsdbm/likes&gt; ?v1 .</text:p>
            <text:p>        ?v0 &lt;http://db.uwaterloo.ca/~galuc/wsdbm/friendOf&gt; ?v2 .</text:p>
            <text:p>        ?v0 &lt;http://purl.org/dc/terms/Location&gt; ?v3 .</text:p>
            <text:p>        ?v0 &lt;http://xmlns.com/foaf/age&gt; ?v4 .</text:p>
            <text:p>        ?v0 &lt;http://db.uwaterloo.ca/~galuc/wsdbm/gender&gt; ?v5 .</text:p>
            <text:p>        ?v0 &lt;http://xmlns.com/foaf/givenName&gt; ?v6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ECT ?v0 </text:p>
            <text:p>WHERE {</text:p>
            <text:p>        ?v0 &lt;http://db.uwaterloo.ca/~galuc/wsdbm/likes&gt; ?v1 .</text:p>
            <text:p>        ?v0 &lt;http://db.uwaterloo.ca/~galuc/wsdbm/friendOf&gt; ?v2 .</text:p>
            <text:p>        ?v0 &lt;http://purl.org/dc/terms/Location&gt; ?v3 .</text:p>
            <text:p>        ?v0 &lt;http://xmlns.com/foaf/age&gt; ?v4 .</text:p>
            <text:p>        ?v0 &lt;http://db.uwaterloo.ca/~galuc/wsdbm/gender&gt; ?v5 .</text:p>
            <text:p>        ?v0 &lt;http://xmlns.com/foaf/givenName&gt; ?v6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ECT ?v0 </text:p>
            <text:p>WHERE {</text:p>
            <text:p>        ?v0 &lt;http://db.uwaterloo.ca/~galuc/wsdbm/likes&gt; ?v1 .</text:p>
            <text:p>        ?v0 &lt;http://db.uwaterloo.ca/~galuc/wsdbm/friendOf&gt; ?v2 .</text:p>
            <text:p>        ?v0 &lt;http://purl.org/dc/terms/Location&gt; ?v3 .</text:p>
            <text:p>        ?v0 &lt;http://xmlns.com/foaf/age&gt; ?v4 .</text:p>
            <text:p>        ?v0 &lt;http://db.uwaterloo.ca/~galuc/wsdbm/gender&gt; ?v5 .</text:p>
            <text:p>        ?v0 &lt;http://xmlns.com/foaf/givenName&gt; ?v6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ECT ?v0 </text:p>
            <text:p>WHERE {</text:p>
            <text:p>        ?v0 &lt;http://db.uwaterloo.ca/~galuc/wsdbm/likes&gt; ?v1 .</text:p>
            <text:p>        ?v0 &lt;http://db.uwaterloo.ca/~galuc/wsdbm/friendOf&gt; ?v2 .</text:p>
            <text:p>        ?v0 &lt;http://purl.org/dc/terms/Location&gt; ?v3 .</text:p>
            <text:p>        ?v0 &lt;http://xmlns.com/foaf/age&gt; ?v4 .</text:p>
            <text:p>        ?v0 &lt;http://db.uwaterloo.ca/~galuc/wsdbm/gender&gt; ?v5 .</text:p>
            <text:p>        ?v0 &lt;http://xmlns.com/foaf/givenName&gt; ?v6 .</text:p>
            <text:p>}</text:p>
            <text:p>#EOQ#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ELECT ?v0 </text:p>
            <text:p>WHERE {</text:p>
            <text:p>        ?v0 &lt;http://db.uwaterloo.ca/~galuc/wsdbm/likes&gt; ?v1 .</text:p>
            <text:p>        ?v0 &lt;http://db.uwaterloo.ca/~galuc/wsdbm/friendOf&gt; ?v2 .</text:p>
            <text:p>        ?v0 &lt;http://purl.org/dc/terms/Location&gt; ?v3 .</text:p>
            <text:p>        ?v0 &lt;http://xmlns.com/foaf/age&gt; ?v4 .</text:p>
            <text:p>        ?v0 &lt;http://db.uwaterloo.ca/~galuc/wsdbm/gender&gt; ?v5 .</text:p>
            <text:p>        ?v0 &lt;http://xmlns.com/foaf/givenName&gt; ?v6 .</text:p>
            <text:p>}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5T15:37:04.123306652</dc:date>
    <meta:editing-duration>PT1H45M16S</meta:editing-duration>
    <meta:editing-cycles>1</meta:editing-cycles>
    <meta:document-statistic meta:table-count="1" meta:cell-count="189" meta:object-count="0"/>
    <meta:generator>LibreOffice/7.3.7.2$Linux_X86_64 LibreOffice_project/30$Build-2</meta:generator>
  </office:meta>
</office:document-meta>
</file>